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f889" officeooo:paragraph-rsid="0001f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 SHIFT F = indenta tutto il docu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5:40:13.938618906</meta:creation-date>
    <dc:date>2018-12-18T15:42:13.855954245</dc:date>
    <meta:editing-duration>PT2M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" meta:word-count="8" meta:character-count="40" meta:non-whitespace-character-count="33"/>
  </office:meta>
</office:document-meta>
</file>